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90000037203D24BF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337cm" fo:min-width="3.62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loext:opacity="100%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color="#ffff00" loext:opacity="100%" fo:font-weight="bold" style:font-weight-asian="bold" style:font-weight-complex="bold"/>
    </style:style>
    <style:style style:name="T1" style:family="text">
      <style:text-properties fo:color="#ffff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53cm" svg:height="18.999cm" svg:x="2.317cm" svg:y="1cm">
          <draw:image xlink:href="Pictures/10000000000004990000037203D24BFE.jpg" xlink:type="simple" xlink:show="embed" xlink:actuate="onLoad" draw:mime-type="image/jpeg">
            <text:p/>
          </draw:image>
        </draw:frame>
        <draw:custom-shape draw:style-name="gr2" draw:text-style-name="P3" draw:layer="layout" svg:width="4.127cm" svg:height="1.587cm" svg:x="9.572cm" svg:y="14.652cm">
          <text:p text:style-name="P2"><text:span text:style-name="T1">led_habilita</text:span><text:span text:style-name="T1"><text:line-break/></text:span><text:span text:style-name="T1">botao_habilit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1:09:24.295504234</meta:creation-date>
    <dc:date>2025-01-21T12:01:53.915278473</dc:date>
    <meta:editing-duration>PT42M8S</meta:editing-duration>
    <meta:editing-cycles>1</meta:editing-cycles>
    <meta:document-statistic meta:object-count="2"/>
    <meta:generator>LibreOffice/24.2.7.2$Linux_X86_64 LibreOffice_project/420$Build-2</meta:generator>
  </office:meta>
</office:document-meta>
</file>